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-Regular" svg:font-family="STIXGeneral-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9pt"/>
    </style:style>
    <style:style style:name="co2" style:family="table-column">
      <style:table-column-properties fo:break-before="auto" style:column-width="47.51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49.21pt"/>
    </style:style>
    <style:style style:name="co5" style:family="table-column">
      <style:table-column-properties fo:break-before="auto" style:column-width="52.5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21.91pt" fo:break-before="auto" style:use-optimal-row-height="false"/>
    </style:style>
    <style:style style:name="ro5" style:family="table-row">
      <style:table-row-properties style:row-height="37.11pt" fo:break-before="auto" style:use-optimal-row-height="false"/>
    </style:style>
    <style:style style:name="ro6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8" style:family="table-cell" style:parent-style-name="Default">
      <style:text-properties fo:color="#2e2e2e" style:font-name="Arial" fo:font-size="10pt" fo:text-shadow="1pt 1pt" fo:font-weight="normal" style:font-name-asian="STIXGeneral-Regular" style:font-size-asian="10pt" style:font-weight-asian="normal" style:font-name-complex="STIXGeneral-Regular" style:font-size-complex="10pt" style:font-weight-complex="normal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pt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ackground-color="#00ffff"/>
    </style:style>
    <style:style style:name="ce20" style:family="table-cell" style:parent-style-name="Default">
      <style:table-cell-properties fo:background-color="#00ffff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wrap-option="wrap" fo:border-left="none" fo:border-right="0.06pt solid #000000" fo:border-top="none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style:font-name-asian="SimSun" style:font-name-complex="Lucida Sans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Arial" style:font-name-asian="SimSun" style:font-name-complex="Lucida Sans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9" style:family="table-cell" style:parent-style-name="Default">
      <style:table-cell-properties fo:wrap-option="wrap" style:vertical-align="middle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 style:data-style-name="N2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 style:data-style-name="N2">
      <style:table-cell-properties fo:background-color="#33ff99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 style:data-style-name="N2">
      <style:table-cell-properties fo:background-color="#ffccff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T1" style:family="text">
      <style:text-properties style:font-name="Arial" fo:font-style="italic" fo:text-shadow="1pt 1pt" style:font-name-asian="STIXGeneral-Regular" style:font-name-complex="STIXGeneral-Regular" style:font-size-asian="20pt" style:font-size-complex="20pt" style:font-style-asian="italic" style:font-style-complex="italic"/>
    </style:style>
    <style:style style:name="T2" style:family="text">
      <style:text-properties style:font-name="Arial" fo:text-shadow="1pt 1pt" style:font-name-asian="STIXGeneral-Regular" style:font-name-complex="STIXGeneral-Regular" style:font-size-asian="14pt" style:font-size-complex="14pt"/>
    </style:style>
    <style:style style:name="T3" style:family="text">
      <style:text-properties style:font-name="Arial" fo:text-shadow="1pt 1pt" style:font-name-asian="STIXGeneral-Regular" style:font-name-complex="STIXGeneral-Regular" style:font-size-asian="20pt" style:font-size-complex="20pt"/>
    </style:style>
    <style:style style:name="T4" style:family="text">
      <style:text-properties style:font-name="Arial" fo:text-shadow="1pt 1pt" style:font-name-asian="STIXGeneral-Regular" style:font-name-complex="STIXGeneral-Regular" style:font-size-asian="20pt" style:font-size-complex="20pt" fo:font-style="italic" style:font-style-asian="italic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4" table:default-cell-style-name="Default"/>
        <table:table-column table:style-name="co7" table:default-cell-style-name="ce2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SR Number</text:p>
          </table:table-cell>
          <table:table-cell table:style-name="ce11" office:value-type="string" calcext:value-type="string">
            <text:p>Center Brick Number</text:p>
          </table:table-cell>
          <table:table-cell table:style-name="ce23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11" office:value-type="string" calcext:value-type="string">
            <text:p>SR 1</text:p>
          </table:table-cell>
          <table:table-cell table:style-name="ce11" office:value-type="string" calcext:value-type="string">
            <text:p>SR 2</text:p>
          </table:table-cell>
          <table:table-cell table:style-name="ce11" office:value-type="string" calcext:value-type="string">
            <text:p>SR 3</text:p>
          </table:table-cell>
          <table:table-cell table:style-name="ce13" office:value-type="string" calcext:value-type="string">
            <text:p>SR 4</text:p>
          </table:table-cell>
          <table:table-cell table:style-name="ce45" table:number-columns-repeated="4"/>
          <table:table-cell table:style-name="ce52"/>
          <table:table-cell table:style-name="ce45"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4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25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Brick Number</text:p>
          </table:table-cell>
          <table:table-cell table:style-name="ce13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float" office:value="0.1609" calcext:value-type="float">
            <text:p>0.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 office:value-type="float" office:value="0.1164" calcext:value-type="float">
            <text:p>0.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 office:value-type="float" office:value="0.1026" calcext:value-type="float">
            <text:p>0.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 office:value-type="float" office:value="0.1516" calcext:value-type="float">
            <text:p>0.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 office:value-type="float" office:value="0.0939" calcext:value-type="float">
            <text:p>0.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4" office:value-type="float" office:value="0.132" calcext:value-type="float">
            <text:p>0.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4" office:value-type="float" office:value="0.0687" calcext:value-type="float">
            <text:p>0.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4" office:value-type="float" office:value="0.093" calcext:value-type="float">
            <text:p>0.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4" office:value-type="float" office:value="0.2116" calcext:value-type="float">
            <text:p>0.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4" office:value-type="float" office:value="0.2529" calcext:value-type="float">
            <text:p>0.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4" office:value-type="float" office:value="0.0868" calcext:value-type="float">
            <text:p>0.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4" office:value-type="float" office:value="0.0828" calcext:value-type="float">
            <text:p>0.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4" office:value-type="float" office:value="0.0975" calcext:value-type="float">
            <text:p>0.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4" office:value-type="float" office:value="0.8177" calcext:value-type="float">
            <text:p>0.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4" office:value-type="float" office:value="0.4115" calcext:value-type="float">
            <text:p>0.4115</text:p>
          </table:table-cell>
          <table:table-cell table:number-columns-repeated="10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4" office:value-type="float" office:value="0.3795" calcext:value-type="float">
            <text:p>0.3795</text:p>
          </table:table-cell>
          <table:table-cell table:number-columns-repeated="10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4" office:value-type="float" office:value="0.071" calcext:value-type="float">
            <text:p>0.0710</text:p>
          </table:table-cell>
          <table:table-cell table:number-columns-repeated="10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4" office:value-type="float" office:value="0.0427" calcext:value-type="float">
            <text:p>0.0427</text:p>
          </table:table-cell>
          <table:table-cell table:number-columns-repeated="10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4" office:value-type="float" office:value="0.1043" calcext:value-type="float">
            <text:p>0.1043</text:p>
          </table:table-cell>
          <table:table-cell table:number-columns-repeated="10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4" office:value-type="float" office:value="0.0997" calcext:value-type="float">
            <text:p>0.0997</text:p>
          </table:table-cell>
          <table:table-cell table:number-columns-repeated="102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4" office:value-type="float" office:value="0.1698" calcext:value-type="float">
            <text:p>0.1698</text:p>
          </table:table-cell>
          <table:table-cell table:number-columns-repeated="1022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5" office:value-type="float" office:value="0.2531" calcext:value-type="float">
            <text:p>0.25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5"/>
          <table:table-cell table:style-name="ce40" office:value-type="string" calcext:value-type="string">
            <text:p>SR</text:p>
          </table:table-cell>
          <table:table-cell table:style-name="ce40" office:value-type="string" calcext:value-type="string">
            <text:p>Brick</text:p>
          </table:table-cell>
          <table:table-cell table:style-name="ce46" office:value-type="string" calcext:value-type="string">
            <text:p>SR-i, Brick-j</text:p>
          </table:table-cell>
          <table:table-cell table:style-name="ce40" office:value-type="string" calcext:value-type="string">
            <text:p>Distance</text:p>
          </table:table-cell>
          <table:table-cell table:style-name="ce40"/>
          <table:table-cell table:style-name="ce40" office:value-type="string" calcext:value-type="string">
            <text:p>Index</text:p>
          </table:table-cell>
          <table:table-cell table:style-name="ce53" office:value-type="string" calcext:value-type="string">
            <text:p>D_i, j * x_i, j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Brick Number</text:p>
          </table:table-cell>
          <table:table-cell table:style-name="ce16" office:value-type="string" calcext:value-type="string">
            <text:p>Distance to Office of SR 1</text:p>
          </table:table-cell>
          <table:table-cell table:style-name="ce16" office:value-type="string" calcext:value-type="string">
            <text:p>Distance to Office of SR 2</text:p>
          </table:table-cell>
          <table:table-cell table:style-name="ce16" office:value-type="string" calcext:value-type="string">
            <text:p>Distance to Office of SR 3</text:p>
          </table:table-cell>
          <table:table-cell table:style-name="ce36" office:value-type="string" calcext:value-type="string">
            <text:p>Distance to Office of SR 4</text:p>
          </table:table-cell>
          <table:table-cell table:style-name="ce39"/>
          <table:table-cell table:style-name="ce41" office:value-type="string" calcext:value-type="string">
            <text:p>value_i</text:p>
          </table:table-cell>
          <table:table-cell table:style-name="ce41" office:value-type="string" calcext:value-type="string">
            <text:p>value_j</text:p>
          </table:table-cell>
          <table:table-cell table:style-name="ce41" office:value-type="string" calcext:value-type="string">
            <text:p>x_i, j</text:p>
          </table:table-cell>
          <table:table-cell table:style-name="ce41" office:value-type="string" calcext:value-type="string">
            <text:p>D_i,j</text:p>
          </table:table-cell>
          <table:table-cell table:style-name="ce41" office:value-type="string" calcext:value-type="string">
            <text:p>N_i,J</text:p>
          </table:table-cell>
          <table:table-cell table:style-name="ce41" office:value-type="string" calcext:value-type="string">
            <text:p>Value</text:p>
          </table:table-cell>
          <table:table-cell table:style-name="ce54"/>
          <table:table-cell table:style-name="ce39"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office:value-type="float" office:value="16.16" calcext:value-type="float">
            <text:p>16.16</text:p>
          </table:table-cell>
          <table:table-cell table:style-name="ce17" office:value-type="float" office:value="24.08" calcext:value-type="float">
            <text:p>24.08</text:p>
          </table:table-cell>
          <table:table-cell table:style-name="ce17" office:value-type="float" office:value="24.32" calcext:value-type="float">
            <text:p>24.32</text:p>
          </table:table-cell>
          <table:table-cell table:style-name="ce37" office:value-type="float" office:value="21.12" calcext:value-type="float">
            <text:p>21.12</text:p>
          </table:table-cell>
          <table:table-cell/>
          <table:table-cell table:style-name="ce42" table:number-matrix-columns-spanned="1" table:number-matrix-rows-spanned="21" table:formula="of:=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16.16" calcext:value-type="float">
            <text:p>16.1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609" calcext:value-type="float">
            <text:p>0.1609</text:p>
          </table:table-cell>
          <table:table-cell table:formula="of:=[.J40]*[.I4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7" office:value-type="float" office:value="19" calcext:value-type="float">
            <text:p>19.00</text:p>
          </table:table-cell>
          <table:table-cell table:style-name="ce17" office:value-type="float" office:value="26.47" calcext:value-type="float">
            <text:p>26.47</text:p>
          </table:table-cell>
          <table:table-cell table:style-name="ce17" office:value-type="float" office:value="27.24" calcext:value-type="float">
            <text:p>27.24</text:p>
          </table:table-cell>
          <table:table-cell table:style-name="ce37" office:value-type="float" office:value="17.33" calcext:value-type="float">
            <text:p>17.33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19" calcext:value-type="float">
            <text:p>19.0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164" calcext:value-type="float">
            <text:p>0.1164</text:p>
          </table:table-cell>
          <table:table-cell table:formula="of:=[.J41]*[.I4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7" office:value-type="float" office:value="25.29" calcext:value-type="float">
            <text:p>25.29</text:p>
          </table:table-cell>
          <table:table-cell table:style-name="ce17" office:value-type="float" office:value="32.49" calcext:value-type="float">
            <text:p>32.49</text:p>
          </table:table-cell>
          <table:table-cell table:style-name="ce17" office:value-type="float" office:value="33.42" calcext:value-type="float">
            <text:p>33.42</text:p>
          </table:table-cell>
          <table:table-cell table:style-name="ce37" office:value-type="float" office:value="12.25" calcext:value-type="float">
            <text:p>12.25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25.29" calcext:value-type="float">
            <text:p>25.2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026" calcext:value-type="float">
            <text:p>0.1026</text:p>
          </table:table-cell>
          <table:table-cell table:formula="of:=[.J42]*[.I4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7.93" calcext:value-type="float">
            <text:p>7.93</text:p>
          </table:table-cell>
          <table:table-cell table:style-name="ce17" office:value-type="float" office:value="8.31" calcext:value-type="float">
            <text:p>8.31</text:p>
          </table:table-cell>
          <table:table-cell table:style-name="ce37" office:value-type="float" office:value="36.12" calcext:value-type="float">
            <text:p>36.12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1516" calcext:value-type="float">
            <text:p>0.1516</text:p>
          </table:table-cell>
          <table:table-cell table:formula="of:=[.J43]*[.I4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7" office:value-type="float" office:value="3.07" calcext:value-type="float">
            <text:p>3.07</text:p>
          </table:table-cell>
          <table:table-cell table:style-name="ce17" office:value-type="float" office:value="6.44" calcext:value-type="float">
            <text:p>6.44</text:p>
          </table:table-cell>
          <table:table-cell table:style-name="ce17" office:value-type="float" office:value="7.56" calcext:value-type="float">
            <text:p>7.56</text:p>
          </table:table-cell>
          <table:table-cell table:style-name="ce37" office:value-type="float" office:value="37.37" calcext:value-type="float">
            <text:p>37.37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3.07" calcext:value-type="float">
            <text:p>3.07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0939" calcext:value-type="float">
            <text:p>0.0939</text:p>
          </table:table-cell>
          <table:table-cell table:formula="of:=[.J44]*[.I4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7" office:value-type="float" office:value="1.22" calcext:value-type="float">
            <text:p>1.22</text:p>
          </table:table-cell>
          <table:table-cell table:style-name="ce17" office:value-type="float" office:value="7.51" calcext:value-type="float">
            <text:p>7.51</text:p>
          </table:table-cell>
          <table:table-cell table:style-name="ce17" office:value-type="float" office:value="8.19" calcext:value-type="float">
            <text:p>8.19</text:p>
          </table:table-cell>
          <table:table-cell table:style-name="ce37" office:value-type="float" office:value="36.29" calcext:value-type="float">
            <text:p>36.29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1.22" calcext:value-type="float">
            <text:p>1.2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132" calcext:value-type="float">
            <text:p>0.1320</text:p>
          </table:table-cell>
          <table:table-cell table:formula="of:=[.J45]*[.I4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7" office:value-type="float" office:value="2.8" calcext:value-type="float">
            <text:p>2.80</text:p>
          </table:table-cell>
          <table:table-cell table:style-name="ce17" office:value-type="float" office:value="10.31" calcext:value-type="float">
            <text:p>10.31</text:p>
          </table:table-cell>
          <table:table-cell table:style-name="ce17" office:value-type="float" office:value="10.95" calcext:value-type="float">
            <text:p>10.95</text:p>
          </table:table-cell>
          <table:table-cell table:style-name="ce37" office:value-type="float" office:value="33.5" calcext:value-type="float">
            <text:p>33.50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2.8" calcext:value-type="float">
            <text:p>2.8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0687" calcext:value-type="float">
            <text:p>0.0687</text:p>
          </table:table-cell>
          <table:table-cell table:formula="of:=[.J46]*[.I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7" office:value-type="float" office:value="2.87" calcext:value-type="float">
            <text:p>2.87</text:p>
          </table:table-cell>
          <table:table-cell table:style-name="ce17" office:value-type="float" office:value="5.07" calcext:value-type="float">
            <text:p>5.07</text:p>
          </table:table-cell>
          <table:table-cell table:style-name="ce17" office:value-type="float" office:value="5.67" calcext:value-type="float">
            <text:p>5.67</text:p>
          </table:table-cell>
          <table:table-cell table:style-name="ce37" office:value-type="float" office:value="38.8" calcext:value-type="float">
            <text:p>38.80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2.87" calcext:value-type="float">
            <text:p>2.87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093" calcext:value-type="float">
            <text:p>0.0930</text:p>
          </table:table-cell>
          <table:table-cell table:formula="of:=[.J47]*[.I4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7" office:value-type="float" office:value="3.8" calcext:value-type="float">
            <text:p>3.80</text:p>
          </table:table-cell>
          <table:table-cell table:style-name="ce17" office:value-type="float" office:value="8.01" calcext:value-type="float">
            <text:p>8.01</text:p>
          </table:table-cell>
          <table:table-cell table:style-name="ce17" office:value-type="float" office:value="7.41" calcext:value-type="float">
            <text:p>7.41</text:p>
          </table:table-cell>
          <table:table-cell table:style-name="ce37" office:value-type="float" office:value="38.16" calcext:value-type="float">
            <text:p>38.16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3.8" calcext:value-type="float">
            <text:p>3.8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2116" calcext:value-type="float">
            <text:p>0.2116</text:p>
          </table:table-cell>
          <table:table-cell table:formula="of:=[.J48]*[.I4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7" office:value-type="float" office:value="12.35" calcext:value-type="float">
            <text:p>12.35</text:p>
          </table:table-cell>
          <table:table-cell table:style-name="ce17" office:value-type="float" office:value="4.52" calcext:value-type="float">
            <text:p>4.52</text:p>
          </table:table-cell>
          <table:table-cell table:style-name="ce17" office:value-type="float" office:value="4.35" calcext:value-type="float">
            <text:p>4.35</text:p>
          </table:table-cell>
          <table:table-cell table:style-name="ce37" office:value-type="float" office:value="48.27" calcext:value-type="float">
            <text:p>48.27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12.35" calcext:value-type="float">
            <text:p>12.3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2529" calcext:value-type="float">
            <text:p>0.2529</text:p>
          </table:table-cell>
          <table:table-cell table:formula="of:=[.J49]*[.I4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float" office:value="11.11" calcext:value-type="float">
            <text:p>11.11</text:p>
          </table:table-cell>
          <table:table-cell table:style-name="ce17" office:value-type="float" office:value="3.48" calcext:value-type="float">
            <text:p>3.48</text:p>
          </table:table-cell>
          <table:table-cell table:style-name="ce17" office:value-type="float" office:value="2.97" calcext:value-type="float">
            <text:p>2.97</text:p>
          </table:table-cell>
          <table:table-cell table:style-name="ce37" office:value-type="float" office:value="47.14" calcext:value-type="float">
            <text:p>47.14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11.11" calcext:value-type="float">
            <text:p>11.1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868" calcext:value-type="float">
            <text:p>0.0868</text:p>
          </table:table-cell>
          <table:table-cell table:formula="of:=[.J50]*[.I5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7" office:value-type="float" office:value="21.99" calcext:value-type="float">
            <text:p>21.99</text:p>
          </table:table-cell>
          <table:table-cell table:style-name="ce17" office:value-type="float" office:value="22.02" calcext:value-type="float">
            <text:p>22.02</text:p>
          </table:table-cell>
          <table:table-cell table:style-name="ce17" office:value-type="float" office:value="24.07" calcext:value-type="float">
            <text:p>24.07</text:p>
          </table:table-cell>
          <table:table-cell table:style-name="ce37" office:value-type="float" office:value="39.86" calcext:value-type="float">
            <text:p>39.86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21.99" calcext:value-type="float">
            <text:p>21.9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828" calcext:value-type="float">
            <text:p>0.0828</text:p>
          </table:table-cell>
          <table:table-cell table:formula="of:=[.J51]*[.I5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float" office:value="8.82" calcext:value-type="float">
            <text:p>8.82</text:p>
          </table:table-cell>
          <table:table-cell table:style-name="ce17" office:value-type="float" office:value="3.3" calcext:value-type="float">
            <text:p>3.30</text:p>
          </table:table-cell>
          <table:table-cell table:style-name="ce17" office:value-type="float" office:value="5.36" calcext:value-type="float">
            <text:p>5.36</text:p>
          </table:table-cell>
          <table:table-cell table:style-name="ce37" office:value-type="float" office:value="43.31" calcext:value-type="float">
            <text:p>43.31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8.82" calcext:value-type="float">
            <text:p>8.8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975" calcext:value-type="float">
            <text:p>0.0975</text:p>
          </table:table-cell>
          <table:table-cell table:formula="of:=[.J52]*[.I5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7" office:value-type="float" office:value="7.93" calcext:value-type="float">
            <text:p>7.93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2.07" calcext:value-type="float">
            <text:p>2.07</text:p>
          </table:table-cell>
          <table:table-cell table:style-name="ce37" office:value-type="float" office:value="43.75" calcext:value-type="float">
            <text:p>43.75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7.93" calcext:value-type="float">
            <text:p>7.9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8177" calcext:value-type="float">
            <text:p>0.8177</text:p>
          </table:table-cell>
          <table:table-cell table:formula="of:=[.J53]*[.I5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float" office:value="9.34" calcext:value-type="float">
            <text:p>9.34</text:p>
          </table:table-cell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1.11" calcext:value-type="float">
            <text:p>1.11</text:p>
          </table:table-cell>
          <table:table-cell table:style-name="ce37" office:value-type="float" office:value="45.43" calcext:value-type="float">
            <text:p>45.43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9.34" calcext:value-type="float">
            <text:p>9.3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4115" calcext:value-type="float">
            <text:p>0.4115</text:p>
          </table:table-cell>
          <table:table-cell table:formula="of:=[.J54]*[.I5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7" office:value-type="float" office:value="8.31" calcext:value-type="float">
            <text:p>8.31</text:p>
          </table:table-cell>
          <table:table-cell table:style-name="ce17" office:value-type="float" office:value="2.07" calcext:value-type="float">
            <text:p>2.07</text:p>
          </table:table-cell>
          <table:table-cell table:style-name="ce17" office:value-type="float" office:value="0" calcext:value-type="float">
            <text:p>0.00</text:p>
          </table:table-cell>
          <table:table-cell table:style-name="ce37" office:value-type="float" office:value="44.43" calcext:value-type="float">
            <text:p>44.43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8.31" calcext:value-type="float">
            <text:p>8.3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3795" calcext:value-type="float">
            <text:p>0.3795</text:p>
          </table:table-cell>
          <table:table-cell table:formula="of:=[.J55]*[.I5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float" office:value="7.31" calcext:value-type="float">
            <text:p>7.31</text:p>
          </table:table-cell>
          <table:table-cell table:style-name="ce17" office:value-type="float" office:value="2.44" calcext:value-type="float">
            <text:p>2.44</text:p>
          </table:table-cell>
          <table:table-cell table:style-name="ce17" office:value-type="float" office:value="1.11" calcext:value-type="float">
            <text:p>1.11</text:p>
          </table:table-cell>
          <table:table-cell table:style-name="ce37" office:value-type="float" office:value="43.43" calcext:value-type="float">
            <text:p>43.43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17" calcext:value-type="float">
            <text:p>17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7.31" calcext:value-type="float">
            <text:p>7.3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71" calcext:value-type="float">
            <text:p>0.0710</text:p>
          </table:table-cell>
          <table:table-cell table:formula="of:=[.J56]*[.I5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7" office:value-type="float" office:value="7.55" calcext:value-type="float">
            <text:p>7.55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1.53" calcext:value-type="float">
            <text:p>1.53</text:p>
          </table:table-cell>
          <table:table-cell table:style-name="ce37" office:value-type="float" office:value="43.52" calcext:value-type="float">
            <text:p>43.52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" calcext:value-type="float">
            <text:p>18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7.55" calcext:value-type="float">
            <text:p>7.5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427" calcext:value-type="float">
            <text:p>0.0427</text:p>
          </table:table-cell>
          <table:table-cell table:formula="of:=[.J57]*[.I5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float" office:value="11.13" calcext:value-type="float">
            <text:p>11.13</text:p>
          </table:table-cell>
          <table:table-cell table:style-name="ce17" office:value-type="float" office:value="18.41" calcext:value-type="float">
            <text:p>18.41</text:p>
          </table:table-cell>
          <table:table-cell table:style-name="ce17" office:value-type="float" office:value="19.26" calcext:value-type="float">
            <text:p>19.26</text:p>
          </table:table-cell>
          <table:table-cell table:style-name="ce37" office:value-type="float" office:value="25.4" calcext:value-type="float">
            <text:p>25.40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19" calcext:value-type="float">
            <text:p>19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11.13" calcext:value-type="float">
            <text:p>11.1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043" calcext:value-type="float">
            <text:p>0.1043</text:p>
          </table:table-cell>
          <table:table-cell table:formula="of:=[.J58]*[.I5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7" office:value-type="float" office:value="17.49" calcext:value-type="float">
            <text:p>17.49</text:p>
          </table:table-cell>
          <table:table-cell table:style-name="ce17" office:value-type="float" office:value="23.44" calcext:value-type="float">
            <text:p>23.44</text:p>
          </table:table-cell>
          <table:table-cell table:style-name="ce17" office:value-type="float" office:value="24.76" calcext:value-type="float">
            <text:p>24.76</text:p>
          </table:table-cell>
          <table:table-cell table:style-name="ce37" office:value-type="float" office:value="23.21" calcext:value-type="float">
            <text:p>23.21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17.49" calcext:value-type="float">
            <text:p>17.4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997" calcext:value-type="float">
            <text:p>0.0997</text:p>
          </table:table-cell>
          <table:table-cell table:formula="of:=[.J59]*[.I5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float" office:value="11.03" calcext:value-type="float">
            <text:p>11.03</text:p>
          </table:table-cell>
          <table:table-cell table:style-name="ce17" office:value-type="float" office:value="18.93" calcext:value-type="float">
            <text:p>18.93</text:p>
          </table:table-cell>
          <table:table-cell table:style-name="ce17" office:value-type="float" office:value="19.28" calcext:value-type="float">
            <text:p>19.28</text:p>
          </table:table-cell>
          <table:table-cell table:style-name="ce37" office:value-type="float" office:value="25.43" calcext:value-type="float">
            <text:p>25.43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1" calcext:value-type="float">
            <text:p>21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11.03" calcext:value-type="float">
            <text:p>11.0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698" calcext:value-type="float">
            <text:p>0.1698</text:p>
          </table:table-cell>
          <table:table-cell table:formula="of:=[.J60]*[.I6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float" office:value="36.12" calcext:value-type="float">
            <text:p>36.12</text:p>
          </table:table-cell>
          <table:table-cell table:style-name="ce18" office:value-type="float" office:value="43.75" calcext:value-type="float">
            <text:p>43.75</text:p>
          </table:table-cell>
          <table:table-cell table:style-name="ce18" office:value-type="float" office:value="44.43" calcext:value-type="float">
            <text:p>44.43</text:p>
          </table:table-cell>
          <table:table-cell table:style-name="ce38" office:value-type="float" office:value="0" calcext:value-type="float">
            <text:p>0.00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2" calcext:value-type="float">
            <text:p>22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36.12" calcext:value-type="float">
            <text:p>36.12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.2531" calcext:value-type="float">
            <text:p>0.2531</text:p>
          </table:table-cell>
          <table:table-cell table:formula="of:=[.J61]*[.I6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table:number-matrix-columns-spanned="1" table:number-matrix-rows-spanned="22" table:formula="of:=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24.08" calcext:value-type="float">
            <text:p>24.0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609" calcext:value-type="float">
            <text:p>0.1609</text:p>
          </table:table-cell>
          <table:table-cell table:formula="of:=[.J62]*[.I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26.47" calcext:value-type="float">
            <text:p>26.4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164" calcext:value-type="float">
            <text:p>0.1164</text:p>
          </table:table-cell>
          <table:table-cell table:formula="of:=[.J63]*[.I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Constraints (<text:span text:style-name="T1">x_</text:span><text:span text:style-name="T2">1, 1 </text:span><text:span text:style-name="T3">+ </text:span><text:span text:style-name="T4">x_</text:span><text:span text:style-name="T2">2, 1 </text:span><text:span text:style-name="T3">+ </text:span><text:span text:style-name="T4">x_</text:span><text:span text:style-name="T2">3, 1 </text:span><text:span text:style-name="T3">+ </text:span><text:span text:style-name="T4">x_</text:span><text:span text:style-name="T2">4, 1 </text:span><text:span text:style-name="T3">= 1)</text:span></text:p>
          </table:table-cell>
          <table:table-cell table:style-name="ce19" table:number-columns-repeated="2"/>
          <table:table-cell table:style-name="ce7" office:value-type="string" calcext:value-type="string">
            <text:p>Each Brick is assigned one SR</text:p>
          </table:table-cell>
          <table:table-cell table:style-name="ce19"/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32.49" calcext:value-type="float">
            <text:p>32.4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026" calcext:value-type="float">
            <text:p>0.1026</text:p>
          </table:table-cell>
          <table:table-cell table:formula="of:=[.J64]*[.I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/>
          <table:table-cell office:value-type="float" office:value="1" calcext:value-type="float">
            <text:p>1</text:p>
          </table:table-cell>
          <table:table-cell table:style-name="ce2" table:formula="of:=SUM([.I40]+[.I62]+[.I84]+[.I106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table:number-matrix-columns-spanned="1" table:number-matrix-rows-spanned="22" table:formula="of:=1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7.93" calcext:value-type="float">
            <text:p>7.9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1516" calcext:value-type="float">
            <text:p>0.1516</text:p>
          </table:table-cell>
          <table:table-cell table:formula="of:=[.J65]*[.I6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formula="of:=SUM([.I41]+[.I63]+[.I85]+[.I107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6.44" calcext:value-type="float">
            <text:p>6.4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0939" calcext:value-type="float">
            <text:p>0.0939</text:p>
          </table:table-cell>
          <table:table-cell table:formula="of:=[.J66]*[.I6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table:formula="of:=SUM([.I42]+[.I64]+[.I86]+[.I108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7.51" calcext:value-type="float">
            <text:p>7.5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132" calcext:value-type="float">
            <text:p>0.1320</text:p>
          </table:table-cell>
          <table:table-cell table:formula="of:=[.J67]*[.I6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table:formula="of:=SUM([.I43]+[.I65]+[.I87]+[.I109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10.31" calcext:value-type="float">
            <text:p>10.3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0687" calcext:value-type="float">
            <text:p>0.0687</text:p>
          </table:table-cell>
          <table:table-cell table:formula="of:=[.J68]*[.I6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table:formula="of:=SUM([.I44]+[.I66]+[.I88]+[.I110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5.07" calcext:value-type="float">
            <text:p>5.07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093" calcext:value-type="float">
            <text:p>0.0930</text:p>
          </table:table-cell>
          <table:table-cell table:formula="of:=[.J69]*[.I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table:formula="of:=SUM([.I45]+[.I67]+[.I89]+[.I111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8.01" calcext:value-type="float">
            <text:p>8.0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2116" calcext:value-type="float">
            <text:p>0.2116</text:p>
          </table:table-cell>
          <table:table-cell table:formula="of:=[.J70]*[.I7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table:formula="of:=SUM([.I46]+[.I68]+[.I90]+[.I112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4.52" calcext:value-type="float">
            <text:p>4.5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2529" calcext:value-type="float">
            <text:p>0.2529</text:p>
          </table:table-cell>
          <table:table-cell table:formula="of:=[.J71]*[.I7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formula="of:=SUM([.I47]+[.I69]+[.I91]+[.I113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" calcext:value-type="float">
            <text:p>11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3.48" calcext:value-type="float">
            <text:p>3.4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868" calcext:value-type="float">
            <text:p>0.0868</text:p>
          </table:table-cell>
          <table:table-cell table:formula="of:=[.J72]*[.I7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table:formula="of:=SUM([.I48]+[.I70]+[.I92]+[.I114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22.02" calcext:value-type="float">
            <text:p>22.0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828" calcext:value-type="float">
            <text:p>0.0828</text:p>
          </table:table-cell>
          <table:table-cell table:formula="of:=[.J73]*[.I7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table:formula="of:=SUM([.I49]+[.I71]+[.I93]+[.I115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3" calcext:value-type="float">
            <text:p>13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3.3" calcext:value-type="float">
            <text:p>3.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975" calcext:value-type="float">
            <text:p>0.0975</text:p>
          </table:table-cell>
          <table:table-cell table:formula="of:=[.J74]*[.I7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table:formula="of:=SUM([.I50]+[.I72]+[.I94]+[.I116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8177" calcext:value-type="float">
            <text:p>0.8177</text:p>
          </table:table-cell>
          <table:table-cell table:formula="of:=[.J75]*[.I7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table:formula="of:=SUM([.I51]+[.I73]+[.I95]+[.I117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2.25" calcext:value-type="float">
            <text:p>2.2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4115" calcext:value-type="float">
            <text:p>0.4115</text:p>
          </table:table-cell>
          <table:table-cell table:formula="of:=[.J76]*[.I7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table:formula="of:=SUM([.I52]+[.I74]+[.I96]+[.I118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2.07" calcext:value-type="float">
            <text:p>2.0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3795" calcext:value-type="float">
            <text:p>0.3795</text:p>
          </table:table-cell>
          <table:table-cell table:formula="of:=[.J77]*[.I7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table:formula="of:=SUM([.I53]+[.I75]+[.I97]+[.I119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" calcext:value-type="float">
            <text:p>17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2.44" calcext:value-type="float">
            <text:p>2.4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71" calcext:value-type="float">
            <text:p>0.0710</text:p>
          </table:table-cell>
          <table:table-cell table:formula="of:=[.J78]*[.I7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table:formula="of:=SUM([.I54]+[.I76]+[.I98]+[.I120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.75" calcext:value-type="float">
            <text:p>0.7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427" calcext:value-type="float">
            <text:p>0.0427</text:p>
          </table:table-cell>
          <table:table-cell table:formula="of:=[.J79]*[.I7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table:formula="of:=SUM([.I55]+[.I77]+[.I99]+[.I121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" calcext:value-type="float">
            <text:p>19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18.41" calcext:value-type="float">
            <text:p>18.4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043" calcext:value-type="float">
            <text:p>0.1043</text:p>
          </table:table-cell>
          <table:table-cell table:formula="of:=[.J80]*[.I8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table:formula="of:=SUM([.I56]+[.I78]+[.I100]+[.I122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23.44" calcext:value-type="float">
            <text:p>23.4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997" calcext:value-type="float">
            <text:p>0.0997</text:p>
          </table:table-cell>
          <table:table-cell table:formula="of:=[.J81]*[.I8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table:formula="of:=SUM([.I57]+[.I79]+[.I101]+[.I123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18.93" calcext:value-type="float">
            <text:p>18.9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698" calcext:value-type="float">
            <text:p>0.1698</text:p>
          </table:table-cell>
          <table:table-cell table:formula="of:=[.J82]*[.I8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table:formula="of:=SUM([.I58]+[.I80]+[.I102]+[.I124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22" calcext:value-type="float">
            <text:p>22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43.75" calcext:value-type="float">
            <text:p>43.7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.2531" calcext:value-type="float">
            <text:p>0.2531</text:p>
          </table:table-cell>
          <table:table-cell table:formula="of:=[.J83]*[.I8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table:formula="of:=SUM([.I59]+[.I81]+[.I103]+[.I125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table:number-matrix-columns-spanned="1" table:number-matrix-rows-spanned="22" table:formula="of:=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24.32" calcext:value-type="float">
            <text:p>24.3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609" calcext:value-type="float">
            <text:p>0.1609</text:p>
          </table:table-cell>
          <table:table-cell table:formula="of:=[.J84]*[.I8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table:formula="of:=SUM([.I60]+[.I82]+[.I104]+[.I126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27.24" calcext:value-type="float">
            <text:p>27.2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164" calcext:value-type="float">
            <text:p>0.1164</text:p>
          </table:table-cell>
          <table:table-cell table:formula="of:=[.J85]*[.I8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table:formula="of:=SUM([.I61]+[.I83]+[.I105]+[.I127])" office:value-type="float" office:value="0" calcext:value-type="float">
            <text:p>0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33.42" calcext:value-type="float">
            <text:p>33.4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026" calcext:value-type="float">
            <text:p>0.1026</text:p>
          </table:table-cell>
          <table:table-cell table:formula="of:=[.J86]*[.I8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8.31" calcext:value-type="float">
            <text:p>8.3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516" calcext:value-type="float">
            <text:p>0.1516</text:p>
          </table:table-cell>
          <table:table-cell table:formula="of:=[.J87]*[.I8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R Workload</text:p>
          </table:table-cell>
          <table:table-cell table:style-name="ce20"/>
          <table:table-cell table:style-name="ce19" table:number-columns-repeated="3"/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56" calcext:value-type="float">
            <text:p>7.5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939" calcext:value-type="float">
            <text:p>0.0939</text:p>
          </table:table-cell>
          <table:table-cell table:formula="of:=[.J88]*[.I8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&lt;=</text:p>
          </table:table-cell>
          <table:table-cell table:style-name="ce26" table:formula="of:=SUMPRODUCT([.I40:.I61];[.L40:.L61])" office:value-type="float" office:value="0" calcext:value-type="float">
            <text:p>0</text:p>
          </table:table-cell>
          <table:table-cell table:style-name="ce2" office:value-type="string" calcext:value-type="string">
            <text:p>&lt;=</text:p>
          </table:table-cell>
          <table:table-cell table:style-name="ce2" table:number-matrix-columns-spanned="1" table:number-matrix-rows-spanned="4" table:formula="of:=1.2" office:value-type="float" office:value="1.2" calcext:value-type="float">
            <text:p>1.2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8.19" calcext:value-type="float">
            <text:p>8.1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32" calcext:value-type="float">
            <text:p>0.1320</text:p>
          </table:table-cell>
          <table:table-cell table:formula="of:=[.J89]*[.I8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&lt;=</text:p>
          </table:table-cell>
          <table:table-cell table:style-name="ce26" table:formula="of:=SUMPRODUCT([.I61:.I82];[.L61:.L82])" office:value-type="float" office:value="0" calcext:value-type="float">
            <text:p>0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.2" calcext:value-type="float">
            <text:p>1.2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10.95" calcext:value-type="float">
            <text:p>10.9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687" calcext:value-type="float">
            <text:p>0.0687</text:p>
          </table:table-cell>
          <table:table-cell table:formula="of:=[.J90]*[.I9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&lt;=</text:p>
          </table:table-cell>
          <table:table-cell table:style-name="ce26" table:formula="of:=SUMPRODUCT([.I84:.I105];[.L84:.L105])" office:value-type="float" office:value="0" calcext:value-type="float">
            <text:p>0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.2" calcext:value-type="float">
            <text:p>1.2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5.67" calcext:value-type="float">
            <text:p>5.6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93" calcext:value-type="float">
            <text:p>0.0930</text:p>
          </table:table-cell>
          <table:table-cell table:formula="of:=[.J91]*[.I9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&lt;=</text:p>
          </table:table-cell>
          <table:table-cell table:style-name="ce26" table:formula="of:=SUMPRODUCT([.I106:.I127];[.L106:.L127])" office:value-type="float" office:value="0" calcext:value-type="float">
            <text:p>0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.2" calcext:value-type="float">
            <text:p>1.2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41" calcext:value-type="float">
            <text:p>7.4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2116" calcext:value-type="float">
            <text:p>0.2116</text:p>
          </table:table-cell>
          <table:table-cell table:formula="of:=[.J92]*[.I9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4.35" calcext:value-type="float">
            <text:p>4.3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2529" calcext:value-type="float">
            <text:p>0.2529</text:p>
          </table:table-cell>
          <table:table-cell table:formula="of:=[.J93]*[.I9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Disruption</text:p>
          </table:table-cell>
          <table:table-cell table:style-name="ce20"/>
          <table:table-cell table:style-name="ce19" table:number-columns-repeated="3"/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1" calcext:value-type="float">
            <text:p>1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2.97" calcext:value-type="float">
            <text:p>2.9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868" calcext:value-type="float">
            <text:p>0.0868</text:p>
          </table:table-cell>
          <table:table-cell table:formula="of:=[.J94]*[.I9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6" table:formula="of:=SUMPRODUCT([.I40:.I61];[.K40:.K61])" office:value-type="float" office:value="0" calcext:value-type="float">
            <text:p>0</text:p>
          </table:table-cell>
          <table:table-cell table:style-name="ce2" office:value-type="string" calcext:value-type="string">
            <text:p>&lt;=</text:p>
          </table:table-cell>
          <table:table-cell table:style-name="ce2" table:number-matrix-columns-spanned="1" table:number-matrix-rows-spanned="4" table:formula="of:=2" office:value-type="float" office:value="2" calcext:value-type="float">
            <text:p>2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24.07" calcext:value-type="float">
            <text:p>24.0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828" calcext:value-type="float">
            <text:p>0.0828</text:p>
          </table:table-cell>
          <table:table-cell table:formula="of:=[.J95]*[.I9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6" table:formula="of:=SUMPRODUCT([.I62:.I83];[.K62:.K83])" office:value-type="float" office:value="0" calcext:value-type="float">
            <text:p>0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3" calcext:value-type="float">
            <text:p>13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5.36" calcext:value-type="float">
            <text:p>5.3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975" calcext:value-type="float">
            <text:p>0.0975</text:p>
          </table:table-cell>
          <table:table-cell table:formula="of:=[.J96]*[.I9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6" table:formula="of:=SUMPRODUCT([.I84:.I105];[.K84:.K105])" office:value-type="float" office:value="0" calcext:value-type="float">
            <text:p>0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2.07" calcext:value-type="float">
            <text:p>2.0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8177" calcext:value-type="float">
            <text:p>0.8177</text:p>
          </table:table-cell>
          <table:table-cell table:formula="of:=[.J97]*[.I9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6" table:formula="of:=SUMPRODUCT([.I106:.I127];[.K106:.K127])" office:value-type="float" office:value="0" calcext:value-type="float">
            <text:p>0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1.11" calcext:value-type="float">
            <text:p>1.1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4115" calcext:value-type="float">
            <text:p>0.4115</text:p>
          </table:table-cell>
          <table:table-cell table:formula="of:=[.J98]*[.I9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6" calcext:value-type="float">
            <text:p>16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3795" calcext:value-type="float">
            <text:p>0.3795</text:p>
          </table:table-cell>
          <table:table-cell table:formula="of:=[.J99]*[.I9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Objective</text:p>
          </table:table-cell>
          <table:table-cell table:style-name="ce20"/>
          <table:table-cell table:style-name="ce19" table:number-columns-repeated="3"/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7" calcext:value-type="float">
            <text:p>17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1.11" calcext:value-type="float">
            <text:p>1.1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071" calcext:value-type="float">
            <text:p>0.0710</text:p>
          </table:table-cell>
          <table:table-cell table:formula="of:=[.J100]*[.I10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8" calcext:value-type="float">
            <text:p>18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1.53" calcext:value-type="float">
            <text:p>1.5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.0427" calcext:value-type="float">
            <text:p>0.0427</text:p>
          </table:table-cell>
          <table:table-cell table:formula="of:=[.J101]*[.I10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5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9" calcext:value-type="float">
            <text:p>19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19.26" calcext:value-type="float">
            <text:p>19.2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043" calcext:value-type="float">
            <text:p>0.1043</text:p>
          </table:table-cell>
          <table:table-cell table:formula="of:=[.J102]*[.I10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R Number</text:p>
          </table:table-cell>
          <table:table-cell table:style-name="ce21" office:value-type="string" calcext:value-type="string">
            <text:p>Center Brick Number</text:p>
          </table:table-cell>
          <table:table-cell table:style-name="ce27" office:value-type="string" calcext:value-type="string">
            <text:p>Bricks Assigned</text:p>
          </table:table-cell>
          <table:table-cell table:number-columns-repeated="3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24.76" calcext:value-type="float">
            <text:p>24.7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0997" calcext:value-type="float">
            <text:p>0.0997</text:p>
          </table:table-cell>
          <table:table-cell table:formula="of:=[.J103]*[.I10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4, 5, 6, 7, 8, 15</text:p>
          </table:table-cell>
          <table:table-cell table:number-columns-repeated="3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21" calcext:value-type="float">
            <text:p>2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19.28" calcext:value-type="float">
            <text:p>19.2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.1698" calcext:value-type="float">
            <text:p>0.1698</text:p>
          </table:table-cell>
          <table:table-cell table:formula="of:=[.J104]*[.I10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10, 11, 12, 13, 14</text:p>
          </table:table-cell>
          <table:table-cell table:number-columns-repeated="3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22" calcext:value-type="float">
            <text:p>22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44.43" calcext:value-type="float">
            <text:p>44.43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.2531" calcext:value-type="float">
            <text:p>0.2531</text:p>
          </table:table-cell>
          <table:table-cell table:formula="of:=[.J105]*[.I10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9, 16, 17, 18</text:p>
          </table:table-cell>
          <table:table-cell table:number-columns-repeated="3"/>
          <table:table-cell table:style-name="ce43" table:number-matrix-columns-spanned="1" table:number-matrix-rows-spanned="22" table:formula="of:=4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21.12" calcext:value-type="float">
            <text:p>21.12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0.1609" calcext:value-type="float">
            <text:p>0.1609</text:p>
          </table:table-cell>
          <table:table-cell table:formula="of:=[.J106]*[.I10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29" office:value-type="string" calcext:value-type="string">
            <text:p>1, 2, 3, 19, 20, 21, 22</text:p>
          </table:table-cell>
          <table:table-cell table:number-columns-repeated="3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17.33" calcext:value-type="float">
            <text:p>17.33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0.1164" calcext:value-type="float">
            <text:p>0.1164</text:p>
          </table:table-cell>
          <table:table-cell table:formula="of:=[.J107]*[.I10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12.25" calcext:value-type="float">
            <text:p>12.25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0.1026" calcext:value-type="float">
            <text:p>0.1026</text:p>
          </table:table-cell>
          <table:table-cell table:formula="of:=[.J108]*[.I10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36.12" calcext:value-type="float">
            <text:p>36.12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1516" calcext:value-type="float">
            <text:p>0.1516</text:p>
          </table:table-cell>
          <table:table-cell table:formula="of:=[.J109]*[.I10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R Number</text:p>
          </table:table-cell>
          <table:table-cell table:style-name="ce22" office:value-type="string" calcext:value-type="string">
            <text:p>d_i,j</text:p>
          </table:table-cell>
          <table:table-cell table:style-name="ce22" office:value-type="string" calcext:value-type="string">
            <text:p>x_i, j</text:p>
          </table:table-cell>
          <table:table-cell table:style-name="ce31" office:value-type="string" calcext:value-type="string">
            <text:p>Objective</text:p>
          </table:table-cell>
          <table:table-cell table:number-columns-repeated="2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37.37" calcext:value-type="float">
            <text:p>37.37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0939" calcext:value-type="float">
            <text:p>0.0939</text:p>
          </table:table-cell>
          <table:table-cell table:formula="of:=[.J110]*[.I1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-5, 4-6, 4-7, 4-8, 4-15</text:p>
          </table:table-cell>
          <table:table-cell table:style-name="ce2" office:value-type="string" calcext:value-type="string">
            <text:p>1-5, 1-6, 1-7, 1-8, 1-15</text:p>
          </table:table-cell>
          <table:table-cell table:style-name="ce32" table:formula="of:=[.I44]*[.B44]+[.I45]*[.B45]+[.I46]*[.B47]+[.I54]*[.B54]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36.29" calcext:value-type="float">
            <text:p>36.29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132" calcext:value-type="float">
            <text:p>0.1320</text:p>
          </table:table-cell>
          <table:table-cell table:formula="of:=[.J111]*[.I1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4-10, 14-11, 14-12, 14-13</text:p>
          </table:table-cell>
          <table:table-cell table:style-name="ce2" office:value-type="string" calcext:value-type="string">
            <text:p>2-10, 2-11, 2-12, 2-13</text:p>
          </table:table-cell>
          <table:table-cell table:style-name="ce33" table:formula="of:=[.C49]*[.I71]+[.C50]*[.I72]+[.C51]*[.I73]+[.C52]*[.I74]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33.5" calcext:value-type="float">
            <text:p>33.50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0687" calcext:value-type="float">
            <text:p>0.0687</text:p>
          </table:table-cell>
          <table:table-cell table:formula="of:=[.J112]*[.I11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16-9, 16-17, 16-18</text:p>
          </table:table-cell>
          <table:table-cell table:style-name="ce2" office:value-type="string" calcext:value-type="string">
            <text:p>3-9, 3-17, 3-18</text:p>
          </table:table-cell>
          <table:table-cell table:style-name="ce33" table:formula="of:=[.D48]*[.I92]+[.D56]*[.I100]+[.D57]*[.I101]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38.8" calcext:value-type="float">
            <text:p>38.80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093" calcext:value-type="float">
            <text:p>0.0930</text:p>
          </table:table-cell>
          <table:table-cell table:formula="of:=[.J113]*[.I11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22-1, 22-2, 22-3, 22-19, 22-20, 22-21</text:p>
          </table:table-cell>
          <table:table-cell table:style-name="ce30" office:value-type="string" calcext:value-type="string">
            <text:p>4-1, 4-2, 4-3, 4-19, 4-20, 4-21</text:p>
          </table:table-cell>
          <table:table-cell table:style-name="ce34" table:formula="of:=[.E40]*[.I106]+[.E41]*[.I107]+[.E42]*[.I108]+[.E58]*[.I124]+[.E59]*[.I125]+[.E60]*[.I126]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38.16" calcext:value-type="float">
            <text:p>38.16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2116" calcext:value-type="float">
            <text:p>0.2116</text:p>
          </table:table-cell>
          <table:table-cell table:formula="of:=[.J114]*[.I1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48.27" calcext:value-type="float">
            <text:p>48.27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2529" calcext:value-type="float">
            <text:p>0.2529</text:p>
          </table:table-cell>
          <table:table-cell table:formula="of:=[.J115]*[.I11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5" table:formula="of:=SUM([.D111:.D114])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47.14" calcext:value-type="float">
            <text:p>47.14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0868" calcext:value-type="float">
            <text:p>0.0868</text:p>
          </table:table-cell>
          <table:table-cell table:formula="of:=[.J116]*[.I11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39.86" calcext:value-type="float">
            <text:p>39.86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0828" calcext:value-type="float">
            <text:p>0.0828</text:p>
          </table:table-cell>
          <table:table-cell table:formula="of:=[.J117]*[.I1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3" calcext:value-type="float">
            <text:p>13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43.31" calcext:value-type="float">
            <text:p>43.31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0975" calcext:value-type="float">
            <text:p>0.0975</text:p>
          </table:table-cell>
          <table:table-cell table:formula="of:=[.J118]*[.I11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43.75" calcext:value-type="float">
            <text:p>43.75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8177" calcext:value-type="float">
            <text:p>0.8177</text:p>
          </table:table-cell>
          <table:table-cell table:formula="of:=[.J119]*[.I11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45.43" calcext:value-type="float">
            <text:p>45.43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4115" calcext:value-type="float">
            <text:p>0.4115</text:p>
          </table:table-cell>
          <table:table-cell table:formula="of:=[.J120]*[.I12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44.43" calcext:value-type="float">
            <text:p>44.43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3795" calcext:value-type="float">
            <text:p>0.3795</text:p>
          </table:table-cell>
          <table:table-cell table:formula="of:=[.J121]*[.I12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7" calcext:value-type="float">
            <text:p>17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43.43" calcext:value-type="float">
            <text:p>43.43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071" calcext:value-type="float">
            <text:p>0.0710</text:p>
          </table:table-cell>
          <table:table-cell table:formula="of:=[.J122]*[.I1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43.52" calcext:value-type="float">
            <text:p>43.52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0.0427" calcext:value-type="float">
            <text:p>0.0427</text:p>
          </table:table-cell>
          <table:table-cell table:formula="of:=[.J123]*[.I12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9" calcext:value-type="float">
            <text:p>19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25.4" calcext:value-type="float">
            <text:p>25.40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0.1043" calcext:value-type="float">
            <text:p>0.1043</text:p>
          </table:table-cell>
          <table:table-cell table:formula="of:=[.J124]*[.I12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23.21" calcext:value-type="float">
            <text:p>23.2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0.0997" calcext:value-type="float">
            <text:p>0.0997</text:p>
          </table:table-cell>
          <table:table-cell table:formula="of:=[.J125]*[.I12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1" calcext:value-type="float">
            <text:p>21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25.43" calcext:value-type="float">
            <text:p>25.43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0.1698" calcext:value-type="float">
            <text:p>0.1698</text:p>
          </table:table-cell>
          <table:table-cell table:formula="of:=[.J126]*[.I12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</text:p>
          </table:table-cell>
          <table:table-cell table:style-name="ce15" office:value-type="float" office:value="0.2531" calcext:value-type="float">
            <text:p>0.2531</text:p>
          </table:table-cell>
          <table:table-cell table:formula="of:=[.J127]*[.I127]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IXGeneral-Regular" svg:font-family="STIXGeneral-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13:27:36.8546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5-08-10T20:01:31.198321000</dc:date>
    <meta:editing-duration>P2DT1H36M19S</meta:editing-duration>
    <meta:editing-cycles>9</meta:editing-cycles>
    <meta:generator>LibreOffice/4.4.5.2$MacOSX_X86_64 LibreOffice_project/a22f674fd25a3b6f45bdebf25400ed2adff0ff99</meta:generator>
    <meta:document-statistic meta:table-count="3" meta:cell-count="1086" meta:object-count="0"/>
  </office:meta>
</office:document-meta>
</file>